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NAQUIRI CAINAMARI LITMA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NAQUIRI CAINAMARI LITMAN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SORIA FERNANDEZ, FLOR EUMELI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0/08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9:4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628922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47:54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